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8cm" fo:min-width="2.75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35cm" fo:min-width="0.1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0.35cm" fo:min-width="0.1cm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00cc33" draw:textarea-horizontal-align="justify" draw:textarea-vertical-align="middle" draw:auto-grow-height="false" fo:min-height="0.35cm" fo:min-width="0.1cm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33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fill-color="#ff3300" draw:textarea-horizontal-align="justify" draw:textarea-vertical-align="middle" draw:auto-grow-height="false" fo:min-height="0.35cm" fo:min-width="0.1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33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loext:graphic-properties draw:fill-color="#00cc33"/>
      <style:paragraph-properties fo:text-align="center"/>
    </style:style>
    <style:style style:name="P11" style:family="paragraph">
      <loext:graphic-properties draw:fill="solid" draw:fill-color="#00cc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3300"/>
      <style:paragraph-properties fo:text-align="center"/>
    </style:style>
    <style:style style:name="P14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6cm" svg:height="8.4cm" svg:x="12.2cm" svg:y="5.8cm">
          <text:p text:style-name="P1">BED-A</text:p>
          <text:p text:style-name="P1">Pressuriz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2cm" svg:x="13.3cm" svg:y="2.8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2" draw:layer="layout" svg:width="1.2cm" svg:height="1.2cm" svg:x="17.4cm" svg:y="14.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3" draw:layer="layout" svg:width="1.2cm" svg:height="1.2cm" svg:x="13.4cm" svg:y="1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4" draw:text-style-name="P4" draw:layer="layout" svg:width="1.2cm" svg:height="1.2cm" svg:x="17.259cm" svg:y="4.4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5" draw:text-style-name="P5" draw:layer="layout" svg:x1="14cm" svg:y1="16cm" svg:x2="14cm" svg:y2="14.2cm">
          <text:p/>
        </draw:line>
        <draw:line draw:style-name="gr5" draw:text-style-name="P5" draw:layer="layout" svg:x1="14cm" svg:y1="5.8cm" svg:x2="14cm" svg:y2="4cm">
          <text:p/>
        </draw:line>
        <draw:line draw:style-name="gr5" draw:text-style-name="P5" draw:layer="layout" svg:x1="17.8cm" svg:y1="5cm" svg:x2="14cm" svg:y2="5cm">
          <text:p/>
        </draw:line>
        <draw:line draw:style-name="gr5" draw:text-style-name="P5" draw:layer="layout" svg:x1="14cm" svg:y1="15.2cm" svg:x2="18cm" svg:y2="15.2cm">
          <text:p/>
        </draw:line>
        <draw:line draw:style-name="gr5" draw:text-style-name="P5" draw:layer="layout" svg:x1="14cm" svg:y1="19.2cm" svg:x2="14cm" svg:y2="17.2cm">
          <text:p/>
        </draw:line>
        <draw:line draw:style-name="gr5" draw:text-style-name="P5" draw:layer="layout" svg:x1="13.9cm" svg:y1="2.8cm" svg:x2="13.9cm" svg:y2="1cm">
          <text:p/>
        </draw:line>
        <draw:line draw:style-name="gr5" draw:text-style-name="P5" draw:layer="layout" svg:x1="20.2cm" svg:y1="5cm" svg:x2="18cm" svg:y2="5cm">
          <text:p/>
        </draw:line>
        <draw:line draw:style-name="gr5" draw:text-style-name="P5" draw:layer="layout" svg:x1="18.2cm" svg:y1="15.2cm" svg:x2="20cm" svg:y2="15.2cm">
          <text:p/>
        </draw:line>
        <draw:frame draw:style-name="gr6" draw:text-style-name="P6" draw:layer="layout" svg:width="2.6cm" svg:height="0.962cm" svg:x="16.8cm" svg:y="6cm">
          <draw:text-box>
            <text:p>Purge</text:p>
          </draw:text-box>
        </draw:frame>
        <draw:frame draw:style-name="gr7" draw:text-style-name="P8" draw:layer="layout" svg:width="2.6cm" svg:height="0.962cm" svg:x="16.86cm" svg:y="13.469cm">
          <draw:text-box>
            <text:p text:style-name="P7"><text:span text:style-name="T1">Vent</text:span></text:p>
          </draw:text-box>
        </draw:frame>
        <draw:frame draw:style-name="gr8" draw:text-style-name="P8" draw:layer="layout" svg:width="2.6cm" svg:height="0.962cm" svg:x="10.276cm" svg:y="16.205cm">
          <draw:text-box>
            <text:p text:style-name="P7"><text:span text:style-name="T1">Feed</text:span></text:p>
          </draw:text-box>
        </draw:frame>
        <draw:frame draw:style-name="gr9" draw:text-style-name="P8" draw:layer="layout" svg:width="2.6cm" svg:height="0.962cm" svg:x="10.486cm" svg:y="2.676cm">
          <draw:text-box>
            <text:p text:style-name="P7"><text:span text:style-name="T1">Pro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3.6cm" svg:height="8.4cm" svg:x="12.2cm" svg:y="5.8cm">
          <text:p text:style-name="P1">BED-A</text:p>
          <text:p text:style-name="P1">Fee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2cm" svg:height="1.2cm" svg:x="13.3cm" svg:y="2.8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2" draw:text-style-name="P2" draw:layer="layout" svg:width="1.2cm" svg:height="1.2cm" svg:x="17.4cm" svg:y="14.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3" draw:layer="layout" svg:width="1.2cm" svg:height="1.2cm" svg:x="13.4cm" svg:y="1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2" draw:text-style-name="P11" draw:layer="layout" svg:width="1.2cm" svg:height="1.2cm" svg:x="17.259cm" svg:y="4.4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5" draw:text-style-name="P5" draw:layer="layout" svg:x1="14cm" svg:y1="16cm" svg:x2="14cm" svg:y2="14.2cm">
          <text:p/>
        </draw:line>
        <draw:line draw:style-name="gr5" draw:text-style-name="P5" draw:layer="layout" svg:x1="14cm" svg:y1="5.8cm" svg:x2="14cm" svg:y2="4cm">
          <text:p/>
        </draw:line>
        <draw:line draw:style-name="gr5" draw:text-style-name="P5" draw:layer="layout" svg:x1="14cm" svg:y1="5cm" svg:x2="17.8cm" svg:y2="5cm">
          <text:p/>
        </draw:line>
        <draw:line draw:style-name="gr5" draw:text-style-name="P5" draw:layer="layout" svg:x1="14cm" svg:y1="15.2cm" svg:x2="18cm" svg:y2="15.2cm">
          <text:p/>
        </draw:line>
        <draw:line draw:style-name="gr5" draw:text-style-name="P5" draw:layer="layout" svg:x1="14cm" svg:y1="19.2cm" svg:x2="14cm" svg:y2="17.2cm">
          <text:p/>
        </draw:line>
        <draw:line draw:style-name="gr5" draw:text-style-name="P5" draw:layer="layout" svg:x1="13.9cm" svg:y1="2.8cm" svg:x2="13.9cm" svg:y2="1cm">
          <text:p/>
        </draw:line>
        <draw:line draw:style-name="gr5" draw:text-style-name="P5" draw:layer="layout" svg:x1="18cm" svg:y1="5cm" svg:x2="20.2cm" svg:y2="5cm">
          <text:p/>
        </draw:line>
        <draw:line draw:style-name="gr5" draw:text-style-name="P5" draw:layer="layout" svg:x1="18.2cm" svg:y1="15.2cm" svg:x2="20cm" svg:y2="15.2cm">
          <text:p/>
        </draw:line>
        <draw:frame draw:style-name="gr6" draw:text-style-name="P6" draw:layer="layout" svg:width="2.6cm" svg:height="0.962cm" svg:x="16.8cm" svg:y="6cm">
          <draw:text-box>
            <text:p>Purge</text:p>
          </draw:text-box>
        </draw:frame>
        <draw:frame draw:style-name="gr13" draw:text-style-name="P8" draw:layer="layout" svg:width="2.6cm" svg:height="0.962cm" svg:x="16.86cm" svg:y="13.469cm">
          <draw:text-box>
            <text:p text:style-name="P7"><text:span text:style-name="T1">Vent</text:span></text:p>
          </draw:text-box>
        </draw:frame>
        <draw:frame draw:style-name="gr14" draw:text-style-name="P8" draw:layer="layout" svg:width="2.6cm" svg:height="0.962cm" svg:x="10.276cm" svg:y="16.205cm">
          <draw:text-box>
            <text:p text:style-name="P7"><text:span text:style-name="T1">Feed</text:span></text:p>
          </draw:text-box>
        </draw:frame>
        <draw:frame draw:style-name="gr15" draw:text-style-name="P8" draw:layer="layout" svg:width="2.6cm" svg:height="0.962cm" svg:x="10.486cm" svg:y="2.676cm">
          <draw:text-box>
            <text:p text:style-name="P7"><text:span text:style-name="T1">Pro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2" draw:layer="layout" svg:width="3.6cm" svg:height="8.4cm" svg:x="12.2cm" svg:y="5.8cm">
          <text:p text:style-name="P12">BED-A</text:p>
          <text:p text:style-name="P12">Ven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2cm" svg:height="1.2cm" svg:x="13.3cm" svg:y="2.8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1" draw:text-style-name="P10" draw:layer="layout" svg:width="1.2cm" svg:height="1.2cm" svg:x="17.4cm" svg:y="14.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6" draw:text-style-name="P13" draw:layer="layout" svg:width="1.2cm" svg:height="1.2cm" svg:x="13.4cm" svg:y="1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7" draw:text-style-name="P14" draw:layer="layout" svg:width="1.2cm" svg:height="1.2cm" svg:x="17.259cm" svg:y="4.4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5" draw:text-style-name="P5" draw:layer="layout" svg:x1="14cm" svg:y1="16cm" svg:x2="14cm" svg:y2="14.2cm">
          <text:p/>
        </draw:line>
        <draw:line draw:style-name="gr5" draw:text-style-name="P5" draw:layer="layout" svg:x1="14cm" svg:y1="5.8cm" svg:x2="14cm" svg:y2="4cm">
          <text:p/>
        </draw:line>
        <draw:line draw:style-name="gr5" draw:text-style-name="P5" draw:layer="layout" svg:x1="14cm" svg:y1="5cm" svg:x2="17.8cm" svg:y2="5cm">
          <text:p/>
        </draw:line>
        <draw:line draw:style-name="gr5" draw:text-style-name="P5" draw:layer="layout" svg:x1="14cm" svg:y1="15.2cm" svg:x2="18cm" svg:y2="15.2cm">
          <text:p/>
        </draw:line>
        <draw:line draw:style-name="gr5" draw:text-style-name="P5" draw:layer="layout" svg:x1="14cm" svg:y1="19.2cm" svg:x2="14cm" svg:y2="17.2cm">
          <text:p/>
        </draw:line>
        <draw:line draw:style-name="gr5" draw:text-style-name="P5" draw:layer="layout" svg:x1="13.9cm" svg:y1="2.8cm" svg:x2="13.9cm" svg:y2="1cm">
          <text:p/>
        </draw:line>
        <draw:line draw:style-name="gr5" draw:text-style-name="P5" draw:layer="layout" svg:x1="18cm" svg:y1="5cm" svg:x2="20.2cm" svg:y2="5cm">
          <text:p/>
        </draw:line>
        <draw:line draw:style-name="gr5" draw:text-style-name="P5" draw:layer="layout" svg:x1="18.2cm" svg:y1="15.2cm" svg:x2="20cm" svg:y2="15.2cm">
          <text:p/>
        </draw:line>
        <draw:frame draw:style-name="gr6" draw:text-style-name="P16" draw:layer="layout" svg:width="2.6cm" svg:height="0.962cm" svg:x="16.8cm" svg:y="6cm">
          <draw:text-box>
            <text:p text:style-name="P15">Purge</text:p>
          </draw:text-box>
        </draw:frame>
        <draw:frame draw:style-name="gr18" draw:text-style-name="P8" draw:layer="layout" svg:width="2.6cm" svg:height="0.962cm" svg:x="16.86cm" svg:y="13.469cm">
          <draw:text-box>
            <text:p text:style-name="P17"><text:span text:style-name="T1">Vent</text:span></text:p>
          </draw:text-box>
        </draw:frame>
        <draw:frame draw:style-name="gr19" draw:text-style-name="P8" draw:layer="layout" svg:width="2.6cm" svg:height="0.962cm" svg:x="10.276cm" svg:y="16.205cm">
          <draw:text-box>
            <text:p text:style-name="P17"><text:span text:style-name="T1">Feed</text:span></text:p>
          </draw:text-box>
        </draw:frame>
        <draw:frame draw:style-name="gr20" draw:text-style-name="P8" draw:layer="layout" svg:width="2.6cm" svg:height="0.962cm" svg:x="10.486cm" svg:y="2.676cm">
          <draw:text-box>
            <text:p text:style-name="P17"><text:span text:style-name="T1">Pro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3.6cm" svg:height="8.4cm" svg:x="12.2cm" svg:y="5.8cm">
          <text:p text:style-name="P1">BED-A</text:p>
          <text:p text:style-name="P1">Pur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2cm" svg:height="1.2cm" svg:x="13.3cm" svg:y="2.8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1" draw:text-style-name="P10" draw:layer="layout" svg:width="1.2cm" svg:height="1.2cm" svg:x="17.4cm" svg:y="14.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6" draw:text-style-name="P13" draw:layer="layout" svg:width="1.2cm" svg:height="1.2cm" svg:x="13.4cm" svg:y="1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21" draw:text-style-name="P11" draw:layer="layout" svg:width="1.2cm" svg:height="1.2cm" svg:x="17.259cm" svg:y="4.4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5" draw:text-style-name="P5" draw:layer="layout" svg:x1="14cm" svg:y1="16cm" svg:x2="14cm" svg:y2="14.2cm">
          <text:p/>
        </draw:line>
        <draw:line draw:style-name="gr5" draw:text-style-name="P5" draw:layer="layout" svg:x1="14cm" svg:y1="5.8cm" svg:x2="14cm" svg:y2="4cm">
          <text:p/>
        </draw:line>
        <draw:line draw:style-name="gr5" draw:text-style-name="P5" draw:layer="layout" svg:x1="17.8cm" svg:y1="5cm" svg:x2="14cm" svg:y2="5cm">
          <text:p/>
        </draw:line>
        <draw:line draw:style-name="gr5" draw:text-style-name="P5" draw:layer="layout" svg:x1="14cm" svg:y1="15.2cm" svg:x2="18cm" svg:y2="15.2cm">
          <text:p/>
        </draw:line>
        <draw:line draw:style-name="gr5" draw:text-style-name="P5" draw:layer="layout" svg:x1="14cm" svg:y1="19.2cm" svg:x2="14cm" svg:y2="17.2cm">
          <text:p/>
        </draw:line>
        <draw:line draw:style-name="gr5" draw:text-style-name="P5" draw:layer="layout" svg:x1="13.9cm" svg:y1="2.8cm" svg:x2="13.9cm" svg:y2="1cm">
          <text:p/>
        </draw:line>
        <draw:line draw:style-name="gr5" draw:text-style-name="P5" draw:layer="layout" svg:x1="20.2cm" svg:y1="5cm" svg:x2="18cm" svg:y2="5cm">
          <text:p/>
        </draw:line>
        <draw:line draw:style-name="gr5" draw:text-style-name="P5" draw:layer="layout" svg:x1="18.2cm" svg:y1="15.2cm" svg:x2="20cm" svg:y2="15.2cm">
          <text:p/>
        </draw:line>
        <draw:frame draw:style-name="gr6" draw:text-style-name="P6" draw:layer="layout" svg:width="2.6cm" svg:height="0.962cm" svg:x="16.8cm" svg:y="6cm">
          <draw:text-box>
            <text:p>Purge</text:p>
          </draw:text-box>
        </draw:frame>
        <draw:frame draw:style-name="gr22" draw:text-style-name="P8" draw:layer="layout" svg:width="2.6cm" svg:height="0.962cm" svg:x="16.86cm" svg:y="13.469cm">
          <draw:text-box>
            <text:p text:style-name="P7"><text:span text:style-name="T1">Vent</text:span></text:p>
          </draw:text-box>
        </draw:frame>
        <draw:frame draw:style-name="gr23" draw:text-style-name="P8" draw:layer="layout" svg:width="2.6cm" svg:height="0.962cm" svg:x="10.276cm" svg:y="16.205cm">
          <draw:text-box>
            <text:p text:style-name="P7"><text:span text:style-name="T1">Feed</text:span></text:p>
          </draw:text-box>
        </draw:frame>
        <draw:frame draw:style-name="gr24" draw:text-style-name="P8" draw:layer="layout" svg:width="2.6cm" svg:height="0.962cm" svg:x="10.486cm" svg:y="2.676cm">
          <draw:text-box>
            <text:p text:style-name="P7"><text:span text:style-name="T1">Pro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5:56:16.470961131</meta:creation-date>
    <dc:date>2017-01-17T16:42:52.243975516</dc:date>
    <meta:editing-duration>PT23M5S</meta:editing-duration>
    <meta:editing-cycles>5</meta:editing-cycles>
    <meta:generator>LibreOffice/5.1.3.2$Linux_X86_64 LibreOffice_project/10$Build-2</meta:generator>
    <meta:document-statistic meta:object-count="97"/>
  </office:meta>
</office:document-meta>
</file>